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466cm" fo:margin-left="0.004cm" fo:margin-right="0.03cm" style:page-number="auto" table:align="margins" style:writing-mode="lr-tb"/>
    </style:style>
    <style:style style:name="Tableau1.A" style:family="table-column">
      <style:table-column-properties style:column-width="7.791cm" style:rel-column-width="33014*"/>
    </style:style>
    <style:style style:name="Tableau1.B" style:family="table-column">
      <style:table-column-properties style:column-width="7.675cm" style:rel-column-width="32521*"/>
    </style:style>
    <style:style style:name="Tableau1.1" style:family="table-row">
      <style:table-row-properties style:row-height="1.411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fo:keep-together="always"/>
    </style:style>
    <style:style style:name="Tableau1.3" style:family="table-row">
      <style:table-row-properties style:row-height="0.282cm" fo:keep-together="always"/>
    </style:style>
    <style:style style:name="Tableau1.4" style:family="table-row">
      <style:table-row-properties style:min-row-height="0.388cm" fo:keep-together="always"/>
    </style:style>
    <style:style style:name="Tableau1.5" style:family="table-row">
      <style:table-row-properties style:min-row-height="0.452cm" fo:keep-together="always"/>
    </style:style>
    <style:style style:name="Tableau1.6" style:family="table-row">
      <style:table-row-properties style:row-height="0.388cm" fo:keep-together="always"/>
    </style:style>
    <style:style style:name="Tableau1.7" style:family="table-row">
      <style:table-row-properties style:row-height="0.519cm" fo:keep-together="always"/>
    </style:style>
    <style:style style:name="Tableau1.8" style:family="table-row">
      <style:table-row-properties style:row-height="0.46cm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cm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/>
    </style:style>
    <style:style style:name="P8" style:family="paragraph" style:parent-style-name="Standard">
      <style:paragraph-properties fo:line-height="0.459cm" style:snap-to-layout-grid="false"/>
      <style:text-properties fo:text-transform="capitalize"/>
    </style:style>
    <style:style style:name="P9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10" style:family="paragraph" style:parent-style-name="Standard">
      <style:paragraph-properties fo:line-height="0.388cm" style:snap-to-layout-grid="false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Prénom_20_NOM">
      <style:text-properties fo:font-weight="normal" style:font-weight-asian="normal" style:font-weight-complex="normal"/>
    </style:style>
    <style:style style:name="P15" style:family="paragraph" style:parent-style-name="Prénom_20_NOM">
      <style:text-properties fo:font-weight="bold" style:font-weight-asian="bold" style:font-weight-complex="bold"/>
    </style:style>
    <style:style style:name="P16" style:family="paragraph" style:parent-style-name="Prénom_20_NOM" style:master-page-name="">
      <style:paragraph-properties fo:margin-left="0cm" fo:margin-right="0cm" style:line-height-at-least="0.459cm" fo:orphans="2" fo:widows="2" fo:text-indent="7.8cm" style:auto-text-indent="false" style:page-number="auto" style:writing-mode="lr-tb"/>
      <style:text-properties fo:font-weight="normal" style:font-weight-asian="normal" style:font-weight-complex="normal"/>
    </style:style>
    <style:style style:name="P17" style:family="paragraph" style:parent-style-name="Prénom_20_NOM" style:master-page-name="">
      <style:paragraph-properties fo:margin-left="0cm" fo:margin-right="0cm" style:line-height-at-least="0.459cm" fo:orphans="2" fo:widows="2" fo:text-indent="7.8cm" style:auto-text-indent="false" style:page-number="auto" style:writing-mode="lr-tb"/>
      <style:text-properties fo:font-weight="normal" style:font-weight-asian="normal" style:font-weight-complex="normal"/>
    </style:style>
    <style:style style:name="P18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P19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 style:font-name="Arial1" fo:language="zxx" fo:country="none" style:language-asian="zxx" style:country-asian="none"/>
    </style:style>
    <style:style style:name="T5" style:family="text">
      <style:text-properties style:font-name="Arial1"/>
    </style:style>
    <style:style style:name="T6" style:family="text">
      <style:text-properties style:use-window-font-color="true" style:font-name="Arial" fo:font-size="11pt" style:font-size-asian="11pt" style:font-name-complex="Arial1" style:font-size-complex="11pt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officeooo:rsid="0014e7a1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1_dateimpress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table:number-columns-spanned="2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1"/>
          </table:table-cell>
          <table:table-cell table:style-name="Tableau1.A1" table:number-rows-spanned="4" office:value-type="string">
            <text:p text:style-name="P8"><text:span text:style-name="T2"><text:user-field-get text:name="dossierep_personne_qual"/></text:span><text:span text:style-name="T2"> </text:span><text:span text:style-name="T2"><text:user-field-get text:name="dossierep_personne_prenom"/></text:span><text:span text:style-name="T2"> </text:span><text:span text:style-name="T2"><text:user-field-get text:name="dossierep_personne_nom"/></text:span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9"><text:user-field-get text:name="dossierep_personne_foyer_adressefoyer_0_adresse_codepos"/> <text:user-field-get text:name="dossierep_personne_foyer_adressefoyer_0_adresse_locaadr"/></text:p>
          </table:table-cell>
        </table:table-row>
        <table:table-row table:style-name="Tableau1.4">
          <table:table-cell table:style-name="Tableau1.A1" office:value-type="string">
            <text:p text:style-name="P10"><text:bookmark-start text:name="__Fieldmark__40_891390114"/><text:span text:style-name="T1">Réf. :</text:span><text:bookmark-end text:name="__Fieldmark__40_891390114"/><text:span text:style-name="T7"> DPAS/SIS/BADA/SUSPENSION/</text:span><text:span text:style-name="T7"><text:date style:data-style-name="N106" text:date-value="2015-03-31T11:57:11.672999868">2015</text:date></text:span><text:bookmark-start text:name="__Fieldmark__52_891390114"/></text:p>
            <text:p text:style-name="P2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3"><text:bookmark-start text:name="__Fieldmark__60_891390114"/><text:span text:style-name="T3">Affaire suivie par : </text:span><text:bookmark-end text:name="__Fieldmark__60_891390114"/><text:span text:style-name="T4"><text:user-field-get text:name="decisionnonrespectsanctionep93_0_user_prenom"/></text:span><text:span text:style-name="T4"> </text:span><text:span text:style-name="T4"><text:user-field-get style:data-style-name="N0" text:name="decisionnonrespectsanctionep93_0_user_nom">0</text:user-field-get></text:span><text:span text:style-name="T4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891390114"/>Tél. : <text:bookmark-end text:name="__Fieldmark__69_891390114"/><text:span text:style-name="T5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19" text:outline-level="4">Bobigny, le <text:date style:data-style-name="N76" text:date-value="2015-03-31T11:57:11.672999868">31 mars 2015</text:date></text:h>
          </table:table-cell>
          <table:covered-table-cell/>
        </table:table-row>
      </table:table>
      <text:p text:style-name="P6"/>
      <text:p text:style-name="P6"/>
      <text:p text:style-name="P6"><text:user-field-get text:name="dossierep_personne_qual"/>,</text:p>
      <text:p text:style-name="P6"/>
      <text:p text:style-name="Standard">Comme je vous l’indiquais dans mon courrier du <text:span text:style-name="T6"><text:user-field-get style:data-style-name="N36" text:name="passagecommissionep_impressionconvocation">30/12/1899</text:user-field-get></text:span>, l’équipe pluridisciplinaire a examiné votre situation.</text:p>
      <text:p text:style-name="P6"/>
      <text:p text:style-name="P6">L’équipe pluridisciplinaire a décidé d'annuler votre passage en commission du à votre non orientation vers le professionnel pour l'heure.</text:p>
      <text:p text:style-name="P6"/>
      <text:p text:style-name="P13">Je reste à votre entière disposition pour tout renseignement complémentaire.</text:p>
      <text:p text:style-name="P6"/>
      <text:p text:style-name="P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>Pour le Président du Conseil <text:span text:style-name="T8">départemental</text:span></text:p>
      <text:p text:style-name="P16">et par délégation,</text:p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" style:font-family-asian="Times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6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Arial1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 style:font-size-complex="12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 loext:contextual-spacing="false"/>
    </style:style>
    <style:style style:name="Texte_20_tableau_20_bold" style:display-name="Texte tableau bold" style:family="paragraph" style:parent-style-name="Standard">
      <style:paragraph-properties fo:margin-top="0.282cm" fo:margin-bottom="0.282cm" loext:contextual-spacing="false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2.501cm" fo:margin-left="3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19:00</meta:creation-date>
    <dc:creator>linda baitech</dc:creator>
    <dc:date>2015-03-31T11:57:11.516000000</dc:date>
    <meta:print-date>2011-03-28T11:59:00</meta:print-date>
    <meta:editing-cycles>36</meta:editing-cycles>
    <meta:editing-duration>PT4H23M23S</meta:editing-duration>
    <meta:generator>LibreOffice/4.3.2.2$Windows_x86 LibreOffice_project/edfb5295ba211bd31ad47d0bad0118690f76407d</meta:generator>
    <meta:document-statistic meta:table-count="1" meta:image-count="0" meta:object-count="0" meta:page-count="1" meta:paragraph-count="15" meta:word-count="84" meta:character-count="580" meta:non-whitespace-character-count="491"/>
    <meta:user-defined meta:name="Info 1"/>
    <meta:user-defined meta:name="Info 2"/>
    <meta:user-defined meta:name="Info 3"/>
    <meta:user-defined meta:name="Info 4"/>
  </office:meta>
</office:document-meta>
</file>